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21fe9" officeooo:paragraph-rsid="00021fe9"/>
    </style:style>
    <style:style style:name="P2" style:family="paragraph" style:parent-style-name="Standard">
      <style:text-properties officeooo:rsid="00021fe9" officeooo:paragraph-rsid="0002f756"/>
    </style:style>
    <style:style style:name="P3" style:family="paragraph" style:parent-style-name="Standard">
      <style:text-properties officeooo:rsid="0002c424" officeooo:paragraph-rsid="0002c424"/>
    </style:style>
    <style:style style:name="P4" style:family="paragraph" style:parent-style-name="Standard">
      <style:text-properties officeooo:rsid="0002c424" officeooo:paragraph-rsid="0002f756"/>
    </style:style>
    <style:style style:name="P5" style:family="paragraph" style:parent-style-name="Standard">
      <style:text-properties officeooo:rsid="0002f756" officeooo:paragraph-rsid="0002f756"/>
    </style:style>
    <style:style style:name="P6" style:family="paragraph" style:parent-style-name="Standard">
      <style:text-properties officeooo:rsid="00048f22" officeooo:paragraph-rsid="00048f22"/>
    </style:style>
    <style:style style:name="P7" style:family="paragraph" style:parent-style-name="Standard">
      <style:text-properties officeooo:rsid="00048f22" officeooo:paragraph-rsid="0002f756"/>
    </style:style>
    <style:style style:name="P8" style:family="paragraph" style:parent-style-name="Standard">
      <style:text-properties officeooo:rsid="00048f22" officeooo:paragraph-rsid="0005dce7"/>
    </style:style>
    <style:style style:name="P9" style:family="paragraph" style:parent-style-name="Standard">
      <style:text-properties fo:color="#729fcf" officeooo:rsid="0002f756" officeooo:paragraph-rsid="0002f756"/>
    </style:style>
    <style:style style:name="P10" style:family="paragraph" style:parent-style-name="Standard">
      <style:text-properties fo:font-weight="bold" officeooo:rsid="00048f22" officeooo:paragraph-rsid="00048f22" style:font-weight-asian="bold" style:font-weight-complex="bold"/>
    </style:style>
    <style:style style:name="P11" style:family="paragraph" style:parent-style-name="Standard">
      <style:text-properties officeooo:rsid="0005dce7" officeooo:paragraph-rsid="0005dce7"/>
    </style:style>
    <style:style style:name="P12" style:family="paragraph" style:parent-style-name="Standard">
      <style:paragraph-properties fo:text-align="start" style:justify-single-word="false" fo:padding="0.0201in" fo:border="0.06pt solid #ffa6a6" style:shadow="#ffd7d7 0.0693in 0.0693in"/>
      <style:text-properties officeooo:rsid="0002c424" officeooo:paragraph-rsid="0002c424"/>
    </style:style>
    <style:style style:name="P13" style:family="paragraph" style:parent-style-name="Standard">
      <style:paragraph-properties fo:text-align="start" style:justify-single-word="false" fo:padding="0.0201in" fo:border="0.06pt solid #ffa6a6" style:shadow="#ffd7d7 0.0693in 0.0693in"/>
      <style:text-properties officeooo:rsid="0002c424" officeooo:paragraph-rsid="0002f756"/>
    </style:style>
    <style:style style:name="P14" style:family="paragraph" style:parent-style-name="Standard">
      <style:paragraph-properties fo:text-align="start" style:justify-single-word="false" fo:padding="0.0201in" fo:border="0.06pt solid #ffa6a6" style:shadow="#ffd7d7 0.0693in 0.0693in"/>
      <style:text-properties officeooo:rsid="0002f756" officeooo:paragraph-rsid="0002f756"/>
    </style:style>
    <style:style style:name="P15" style:family="paragraph" style:parent-style-name="Standard">
      <style:paragraph-properties fo:padding="0.0201in" fo:border="0.06pt solid #ffa6a6" style:shadow="#ffd7d7 0.0693in 0.0693in"/>
      <style:text-properties officeooo:rsid="0005dce7" officeooo:paragraph-rsid="0005dce7"/>
    </style:style>
    <style:style style:name="P16" style:family="paragraph" style:parent-style-name="Standard">
      <style:paragraph-properties fo:padding="0.0201in" fo:border="0.06pt solid #ffa6a6" style:shadow="#ffd7d7 0.0693in 0.0693in"/>
      <style:text-properties officeooo:rsid="00048f22" officeooo:paragraph-rsid="00048f22"/>
    </style:style>
    <style:style style:name="P17" style:family="paragraph" style:parent-style-name="Standard">
      <style:text-properties fo:font-style="normal" officeooo:rsid="0005dce7" officeooo:paragraph-rsid="0005dce7" style:font-style-asian="normal" style:font-style-complex="normal"/>
    </style:style>
    <style:style style:name="P18" style:family="paragraph" style:parent-style-name="Heading_20_3">
      <style:text-properties fo:color="#729fcf"/>
    </style:style>
    <style:style style:name="T1" style:family="text">
      <style:text-properties officeooo:rsid="0002f756"/>
    </style:style>
    <style:style style:name="T2" style:family="text">
      <style:text-properties officeooo:rsid="00048f2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5dce7"/>
    </style:style>
    <style:style style:name="T5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Day18 – Overloading Names</text:h>
      <text:p text:style-name="P1"/>
      <text:p text:style-name="P1"><text:span text:style-name="T2">I</text:span>mplicit type conversion:</text:p>
      <text:p text:style-name="P1"/>
      <text:p text:style-name="P1"/>
      <text:p text:style-name="P12">// <text:span text:style-name="T1">repeats character c, k times</text:span></text:p>
      <text:p text:style-name="P12">void rep (char c, int k);</text:p>
      <text:p text:style-name="P12">...</text:p>
      <table:table table:name="Table1" table:style-name="Table1">
        <table:table-column table:style-name="Table1.A"/>
        <table:table-column table:style-name="Table1.B"/>
        <table:table-row table:style-name="TableLine94807834099872">
          <table:table-cell table:style-name="Table1.A1" office:value-type="string">
            <text:p text:style-name="P4"/>
            <text:p text:style-name="P4"><text:span text:style-name="T1">r</text:span>ep (43, 3)</text:p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07834162400">
          <table:table-cell table:style-name="Table1.A1" office:value-type="string">
            <text:p text:style-name="P4"/>
            <text:p text:style-name="P4">rep (‘*’, 4)</text:p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07834162752">
          <table:table-cell table:style-name="Table1.A1" office:value-type="string">
            <text:p text:style-name="P5">int x = 110;</text:p>
            <text:p text:style-name="P5">int num = 7;</text:p>
            <text:p text:style-name="P5">rep (x, num);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07834163056">
          <table:table-cell table:style-name="Table1.A1" office:value-type="string">
            <text:p text:style-name="P5">string s = ‘m&amp;ms’;</text:p>
            <text:p text:style-name="P5">int num = 7;</text:p>
            <text:p text:style-name="P5">rep(s, num);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/>
      <text:p text:style-name="P3"/>
      <text:p text:style-name="P9">Overloading Function Names</text:p>
      <text:p text:style-name="P2"/>
      <text:p text:style-name="P13">// <text:span text:style-name="T1">repeats character c, k times</text:span></text:p>
      <text:p text:style-name="P13">void rep (char c, int k);</text:p>
      <text:p text:style-name="P13">...</text:p>
      <text:p text:style-name="P13">// <text:span text:style-name="T1">repeats number n, k times</text:span></text:p>
      <text:p text:style-name="P14">void rep (int n, int k);</text:p>
      <text:p text:style-name="P13">…</text:p>
      <text:p text:style-name="P13">// <text:span text:style-name="T1">repeats string s, k times</text:span></text:p>
      <text:p text:style-name="P14">void rep (string s, int k);</text:p>
      <text:p text:style-name="P7"/>
      <text:p text:style-name="P6">Ex: Print a rectangle shell made up of the number 5 with height 40 and length 65, but indented 15 spaces</text:p>
      <text:p text:style-name="P6"/>
      <text:p text:style-name="P6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Using a function within a function to overload:</text:p>
      <text:p text:style-name="P1"/>
      <text:p text:style-name="P6">How would you use <text:span text:style-name="T3">rep (char c, int k)</text:span> to create a function <text:span text:style-name="T3">rep (int k)</text:span> which prints out white space ‘ ‘ k times? </text:p>
      <text:p text:style-name="P6"/>
      <text:p text:style-name="P6"/>
      <text:p text:style-name="P6"/>
      <text:p text:style-name="P6"/>
      <text:p text:style-name="P6"/>
      <text:p text:style-name="P6"/>
      <text:p text:style-name="P11">Can you think of another function (other than <text:span text:style-name="T3">rep</text:span><text:span text:style-name="T5">) that we could use overload?</text:span></text:p>
      <text:p text:style-name="P17"/>
      <text:p text:style-name="P17"><text:s text:c="11"/>Max (char, char) <text:s text:c="3"/>------ <text:s/>Max(int, int)</text:p>
      <text:p text:style-name="P17"><text:tab/>Min (char, char) <text:s text:c="3"/>------ <text:s/>Min(int, int)</text:p>
      <text:p text:style-name="P17"/>
      <text:p text:style-name="P17"/>
      <text:p text:style-name="P17"/>
      <text:p text:style-name="P17"/>
      <text:p text:style-name="P8"/>
      <text:p text:style-name="P8"/>
      <text:p text:style-name="P11">Brain Teaser: </text:p>
      <text:p text:style-name="P11"/>
      <text:p text:style-name="P11">What do the following functions do?</text:p>
      <text:p text:style-name="P8"/>
      <text:section text:style-name="Sect1" text:name="Section1">
        <text:p text:style-name="P16">void <text:span text:style-name="T4">mystery</text:span> (<text:span text:style-name="T4">int </text:span>t) {</text:p>
        <text:p text:style-name="P16"><text:tab/>rep (‘5’, t);</text:p>
        <text:p text:style-name="P16"><text:tab/>t -= 1;</text:p>
        <text:p text:style-name="P16"><text:tab/><text:span text:style-name="T4">mystery</text:span> (t)</text:p>
        <text:p text:style-name="P16">}</text:p>
        <text:p text:style-name="P16"/>
        <text:p text:style-name="P15">int main () {</text:p>
        <text:p text:style-name="P15"><text:tab/>mystery (4);</text:p>
        <text:p text:style-name="P15"><text:tab/>return 0;</text:p>
        <text:p text:style-name="P15">}</text:p>
        <text:p text:style-name="P6"/>
        <text:p text:style-name="P6"/>
        <text:p text:style-name="P6"/>
        <text:p text:style-name="P6"/>
        <text:p text:style-name="P15">int mystery (int k) {</text:p>
        <text:p text:style-name="P15"><text:tab/>if (k &lt;= 0) {</text:p>
        <text:p text:style-name="P15"><text:tab/><text:tab/>return 0;</text:p>
        <text:p text:style-name="P15"><text:tab/>}</text:p>
        <text:p text:style-name="P15"><text:tab/>int t = mystery(k – 1);</text:p>
        <text:p text:style-name="P15"><text:tab/>int ans = k + t;</text:p>
        <text:p text:style-name="P15"><text:tab/>return ans;</text:p>
        <text:p text:style-name="P15">}</text:p>
        <text:p text:style-name="P15"/>
        <text:p text:style-name="P15">int main () {</text:p>
        <text:p text:style-name="P15"><text:tab/>cout &lt;&lt; mystery(5) &lt;&lt; endl;</text:p>
        <text:p text:style-name="P15"><text:tab/>return 0;</text:p>
        <text:p text:style-name="P15">}</text:p>
        <text:p text:style-name="P11"/>
      </text:section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2:34:19.921927410</meta:creation-date>
    <dc:date>2022-10-06T14:37:09.238018934</dc:date>
    <meta:editing-duration>PT9M38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2" meta:paragraph-count="51" meta:word-count="237" meta:character-count="1137" meta:non-whitespace-character-count="913"/>
  </office:meta>
</office:document-meta>
</file>